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个女孩在战争年代想作为战士去征战疆场。但是身为女人的她不能既不能学习马术剑术，也不能学习军事相关的知识。她努力地偷偷学习，在武力上甚至超过了同龄的一些男人。她抑制不住心中对战场的憧憬，女扮男装混进雇佣兵队伍上了战场，结果战死。后来她转生成为男性，这次，没有什么能够阻挡她的英雄梦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15:12:44.278554300</meta:creation-date>
    <dc:date>2022-06-24T15:17:41.992567297</dc:date>
    <meta:editing-duration>PT4M58S</meta:editing-duration>
    <meta:editing-cycles>1</meta:editing-cycles>
    <meta:document-statistic meta:table-count="0" meta:image-count="0" meta:object-count="0" meta:page-count="1" meta:paragraph-count="1" meta:word-count="141" meta:character-count="141" meta:non-whitespace-character-count="141"/>
    <meta:generator>LibreOffice/6.0.7.3$Linux_X86_64 LibreOffice_project/00m0$Build-3</meta:generator>
  </office:meta>
</office:document-meta>
</file>